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22pt" officeooo:rsid="0010cfd9" officeooo:paragraph-rsid="0010cfd9" style:font-size-asian="22pt" style:font-size-complex="22pt"/>
    </style:style>
    <style:style style:name="P2" style:family="paragraph" style:parent-style-name="Standard">
      <style:text-properties fo:font-size="22pt" officeooo:rsid="0010cfd9" officeooo:paragraph-rsid="00113830" style:font-size-asian="22pt" style:font-size-complex="22pt"/>
    </style:style>
    <style:style style:name="P3" style:family="paragraph" style:parent-style-name="Standard">
      <style:text-properties fo:font-size="22pt" officeooo:rsid="0014191b" officeooo:paragraph-rsid="0014191b" style:font-size-asian="22pt" style:font-size-complex="2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2dc8a"/>
    </style:style>
    <style:style style:name="T3" style:family="text">
      <style:text-properties officeooo:rsid="00113830"/>
    </style:style>
    <style:style style:name="T4" style:family="text">
      <style:text-properties officeooo:rsid="0012dc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rson(<text:span text:style-name="T1">PersonID</text:span>, FatherID, MotherID, Gender, Date_of_birth, Date_of_deth, Name)</text:p>
      <text:p text:style-name="P1">Relationship( <text:span text:style-name="T3">, Relationship_</text:span><text:span text:style-name="T4">n</text:span><text:span text:style-name="T3">ame, Person1ID, Person2ID</text:span>)</text:p>
      <text:p text:style-name="P2">Mariage(<text:span text:style-name="T3">MariageID, Person1ID, Person2ID, Mariage_</text:span><text:span text:style-name="T4">d</text:span><text:span text:style-name="T3">ate, </text:span><text:span text:style-name="T4">Still_goning</text:span><text:span text:style-name="T3"> </text:span>)</text:p>
      <text:p text:style-name="P1">Event(<text:span text:style-name="T2">EventID</text:span><text:span text:style-name="T4">, Event_name,Event_date,PersonID</text:span>)</text:p>
      <text:p text:style-name="P1"/>
      <text:p text:style-name="P3">A masodrendu atributumok kozvetlenul fugenek a shema egyetlen kulcsatol. 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3T15:45:26.847014846</meta:creation-date>
    <dc:date>2021-11-23T16:54:08.121408134</dc:date>
    <meta:editing-duration>PT8M</meta:editing-duration>
    <meta:editing-cycles>1</meta:editing-cycles>
    <meta:document-statistic meta:table-count="0" meta:image-count="0" meta:object-count="0" meta:page-count="1" meta:paragraph-count="5" meta:word-count="29" meta:character-count="323" meta:non-whitespace-character-count="298"/>
    <meta:generator>LibreOffice/7.1.5.2$Linux_X86_64 LibreOffice_project/10$Build-2</meta:generator>
  </office:meta>
</office:document-meta>
</file>